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F000002BBC10A18623785FC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5.49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3.593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2cm" fo:min-width="3.62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8cm" fo:min-width="4.882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3cm" fo:min-width="3.628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99cm" svg:height="18.493cm" svg:x="4.746cm" svg:y="1.602cm">
          <draw:image xlink:href="Pictures/10000000000002BF000002BBC10A18623785FC26.png" xlink:type="simple" xlink:show="embed" xlink:actuate="onLoad" draw:mime-type="image/png">
            <text:p/>
          </draw:image>
        </draw:frame>
        <draw:line draw:style-name="gr2" draw:text-style-name="P2" draw:layer="layout" svg:x1="11.477cm" svg:y1="17.827cm" svg:x2="12.43cm" svg:y2="15.605cm">
          <text:p/>
        </draw:line>
        <draw:line draw:style-name="gr2" draw:text-style-name="P2" draw:layer="layout" svg:x1="11.124cm" svg:y1="17.618cm" svg:x2="11.124cm" svg:y2="13.49cm">
          <text:p/>
        </draw:line>
        <draw:custom-shape draw:style-name="gr3" draw:text-style-name="P3" draw:layer="layout" svg:width="6.032cm" svg:height="0.953cm" svg:x="12.43cm" svg:y="7.667cm">
          <text:p text:style-name="P1">Standortmarkieru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.002cm" svg:y1="10.842cm" svg:x2="18.462cm" svg:y2="8.62cm">
          <text:p/>
        </draw:line>
        <draw:line draw:style-name="gr2" draw:text-style-name="P2" draw:layer="layout" svg:x1="20.865cm" svg:y1="3.54cm" svg:x2="18.007cm" svg:y2="7.667cm">
          <text:p/>
        </draw:line>
        <draw:line draw:style-name="gr2" draw:text-style-name="P2" draw:layer="layout" svg:x1="14.335cm" svg:y1="3.54cm" svg:x2="14.335cm" svg:y2="7.667cm">
          <text:p/>
        </draw:line>
        <draw:line draw:style-name="gr2" draw:text-style-name="P2" draw:layer="layout" svg:x1="6.852cm" svg:y1="3.54cm" svg:x2="12.567cm" svg:y2="7.667cm">
          <text:p/>
        </draw:line>
        <draw:line draw:style-name="gr2" draw:text-style-name="P2" draw:layer="layout" svg:x1="6.715cm" svg:y1="10.525cm" svg:x2="12.43cm" svg:y2="8.62cm">
          <text:p/>
        </draw:line>
        <draw:line draw:style-name="gr2" draw:text-style-name="P2" draw:layer="layout" svg:x1="20.876cm" svg:y1="17.51cm" svg:x2="18.019cm" svg:y2="8.62cm">
          <text:p/>
        </draw:line>
        <draw:line draw:style-name="gr2" draw:text-style-name="P2" draw:layer="layout" svg:x1="6.805cm" svg:y1="17.51cm" svg:x2="13.472cm" svg:y2="8.62cm">
          <text:p/>
        </draw:line>
        <draw:line draw:style-name="gr2" draw:text-style-name="P2" draw:layer="layout" svg:x1="13.7cm" svg:y1="17.827cm" svg:x2="13.7cm" svg:y2="8.62cm">
          <text:p/>
        </draw:line>
        <draw:custom-shape draw:style-name="gr4" draw:text-style-name="P3" draw:layer="layout" svg:width="4.127cm" svg:height="0.953cm" svg:x="11.477cm" svg:y="14.652cm">
          <text:p text:style-name="P1">Sensorenbo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28cm" svg:height="0.952cm" svg:x="14.017cm" svg:y="10.525cm">
          <text:p text:style-name="P1">Lichtquel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002cm" svg:y1="8.302cm" svg:x2="18.145cm" svg:y2="10.525cm">
          <text:p/>
        </draw:line>
        <draw:line draw:style-name="gr2" draw:text-style-name="P2" draw:layer="layout" svg:x1="6.397cm" svg:y1="17.827cm" svg:x2="15.922cm" svg:y2="11.477cm">
          <text:p/>
        </draw:line>
        <draw:custom-shape draw:style-name="gr6" draw:text-style-name="P3" draw:layer="layout" svg:width="5.416cm" svg:height="0.952cm" svg:x="9.236cm" svg:y="12.747cm">
          <text:p text:style-name="P1">Zyklusmarkieru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15cm" svg:y1="6.397cm" svg:x2="9.255cm" svg:y2="6.397cm">
          <text:p/>
        </draw:line>
        <draw:custom-shape draw:style-name="gr7" draw:text-style-name="P3" draw:layer="layout" svg:width="4.128cm" svg:height="0.953cm" svg:x="9.254cm" svg:y="5.916cm">
          <text:p text:style-name="P1">Förderban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3T13:50:06.794169969</meta:creation-date>
    <dc:date>2021-04-23T14:21:48.548300121</dc:date>
    <meta:editing-duration>PT31M41S</meta:editing-duration>
    <meta:editing-cycles>2</meta:editing-cycles>
    <meta:generator>LibreOffice/7.1.2.2$Linux_X86_64 LibreOffice_project/10$Build-2</meta:generator>
    <meta:document-statistic meta:object-count="19"/>
  </office:meta>
</office:document-meta>
</file>